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5833CD443B8616EB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4.682cm" svg:y1="9.961cm" svg:x2="4.695cm" svg:y2="11.531cm" svg:d="M4682 9961l13 1570" svg:viewBox="0 0 14 1571">
          <text:p text:style-name="P1"><text:span text:style-name="T1"><text:s text:c="4"/></text:span></text:p>
        </draw:connector>
        <draw:frame draw:style-name="gr2" draw:text-style-name="P3" draw:layer="layout" svg:width="3.904cm" svg:height="1.407cm" svg:x="2.719cm" svg:y="11.6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3.627cm" svg:y="9.869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374cm" svg:y="6.1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2cm" svg:height="0.958cm" svg:x="4.173cm" svg:y="7.91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02cm" svg:height="1.001cm" svg:x="5.474cm" svg:y="7.0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connector draw:style-name="gr1" draw:text-style-name="P2" draw:layer="layout" draw:type="line" svg:x1="16.682cm" svg:y1="9.962cm" svg:x2="16.695cm" svg:y2="11.532cm" svg:d="M16682 9962l13 1570" svg:viewBox="0 0 14 1571">
          <text:p text:style-name="P1"><text:span text:style-name="T1"><text:s text:c="4"/></text:span></text:p>
        </draw:connector>
        <draw:frame draw:style-name="gr2" draw:text-style-name="P3" draw:layer="layout" svg:width="3.885cm" svg:height="1.407cm" svg:x="14.719cm" svg:y="11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959cm" svg:height="1.195cm" svg:x="15.627cm" svg:y="9.8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4.374cm" svg:y="6.1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22cm" svg:height="0.958cm" svg:x="16.173cm" svg:y="7.912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1cm" svg:height="1.001cm" svg:x="17.474cm" svg:y="7.01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20T15:00:46.702177423</dc:date>
    <meta:editing-duration>P1DT4H10M28S</meta:editing-duration>
    <meta:editing-cycles>42</meta:editing-cycles>
    <meta:generator>LibreOffice/6.1.2.1$Linux_X86_64 LibreOffice_project/10$Build-1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5/content.xml><?xml version="1.0" encoding="utf-8"?>
<math xmlns="http://www.w3.org/1998/Math/MathML" display="block">
  <semantics>
    <msub>
      <mi mathvariant="italic">Valores</mi>
      <mn>0</mn>
    </msub>
    <annotation encoding="StarMath 5.0">Valores_0</annotation>
  </semantics>
</math>
</file>

<file path=Object 16/content.xml><?xml version="1.0" encoding="utf-8"?>
<math xmlns="http://www.w3.org/1998/Math/MathML" display="block">
  <semantics>
    <msub>
      <mi mathvariant="italic">Valores</mi>
      <mn>1</mn>
    </msub>
    <annotation encoding="StarMath 5.0">Valores_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